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b86" officeooo:paragraph-rsid="000a4b8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4b86" officeooo:paragraph-rsid="000a4b86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a4b86" officeooo:paragraph-rsid="000a4b8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CS 498: Applied Machine Learning</text:p>
      <text:p text:style-name="P1">Homework 7 Report</text:p>
      <text:p text:style-name="P1"/>
      <text:p text:style-name="P2">Methodology:</text:p>
      <text:p text:style-name="P3">I have outlined the steps I went though to solve this problem here:</text:p>
      <text:p text:style-name="P3">I notice that many of the temperature measurements for different stations are either invalid or missing for many of the years and days. Therefore, I cannot simply average all of the minimum temperatures observations (for a single year) to get an annual mean minimum temperature for each station as these means would not be comparable. Therefore, I will first perform non-parametric regression on each day separately to get a 100*100 grid for each day. Then I will have 365*5 different regressions (one for each observed day) that have been cross-validated with 6 different scales. So, each 100*100 point will have 365 * 5 models, all of which will be averaged to produce a single annual minimum temperature average (used to produce the heat map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3:30:25.828897681</meta:creation-date>
    <dc:date>2016-04-11T15:19:21.971950308</dc:date>
    <meta:editing-duration>PT1H33M40S</meta:editing-duration>
    <meta:editing-cycles>1</meta:editing-cycles>
    <meta:document-statistic meta:table-count="0" meta:image-count="0" meta:object-count="0" meta:page-count="1" meta:paragraph-count="7" meta:word-count="149" meta:character-count="897" meta:non-whitespace-character-count="754"/>
    <meta:generator>LibreOffice/4.2.8.2$Linux_X86_64 LibreOffice_project/420m0$Build-2</meta:generator>
  </office:meta>
</office:document-meta>
</file>